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038584" officeooo:paragraph-rsid="00038584" style:font-size-asian="10pt" style:font-size-complex="10pt"/>
    </style:style>
    <style:style style:name="P2" style:family="paragraph" style:parent-style-name="Standard">
      <style:text-properties fo:font-size="10pt" officeooo:rsid="00038584" officeooo:paragraph-rsid="002f9d70" style:font-size-asian="10pt" style:font-size-complex="10pt"/>
    </style:style>
    <style:style style:name="P3" style:family="paragraph" style:parent-style-name="Standard">
      <style:text-properties fo:font-size="10pt" officeooo:rsid="000ca16a" officeooo:paragraph-rsid="000ca16a" style:font-size-asian="10pt" style:font-size-complex="10pt"/>
    </style:style>
    <style:style style:name="P4" style:family="paragraph" style:parent-style-name="Standard">
      <style:text-properties fo:font-size="10pt" officeooo:rsid="002da228" officeooo:paragraph-rsid="002da228" style:font-size-asian="10pt" style:font-size-complex="10pt"/>
    </style:style>
    <style:style style:name="P5" style:family="paragraph" style:parent-style-name="Standard">
      <style:text-properties fo:font-size="10pt" officeooo:rsid="002da228" officeooo:paragraph-rsid="00a2fa38" style:font-size-asian="10pt" style:font-size-complex="10pt"/>
    </style:style>
    <style:style style:name="P6" style:family="paragraph" style:parent-style-name="Standard">
      <style:text-properties fo:font-size="10pt" officeooo:rsid="002da228" officeooo:paragraph-rsid="00a4d359" style:font-size-asian="10pt" style:font-size-complex="10pt"/>
    </style:style>
    <style:style style:name="P7" style:family="paragraph" style:parent-style-name="Standard">
      <style:text-properties fo:font-size="10pt" officeooo:rsid="002da228" officeooo:paragraph-rsid="00a52a16" style:font-size-asian="10pt" style:font-size-complex="10pt"/>
    </style:style>
    <style:style style:name="P8" style:family="paragraph" style:parent-style-name="Standard">
      <style:text-properties fo:font-size="10pt" officeooo:rsid="002da228" officeooo:paragraph-rsid="00a6284a" style:font-size-asian="10pt" style:font-size-complex="10pt"/>
    </style:style>
    <style:style style:name="P9" style:family="paragraph" style:parent-style-name="Standard">
      <style:text-properties fo:font-size="10pt" officeooo:rsid="002da228" officeooo:paragraph-rsid="00a939be" style:font-size-asian="10pt" style:font-size-complex="10pt"/>
    </style:style>
    <style:style style:name="P10" style:family="paragraph" style:parent-style-name="Standard">
      <style:text-properties fo:font-size="10pt" officeooo:rsid="000a6ff3" officeooo:paragraph-rsid="000a6ff3" style:font-size-asian="10pt" style:font-size-complex="10pt"/>
    </style:style>
    <style:style style:name="P11" style:family="paragraph" style:parent-style-name="Standard">
      <style:text-properties fo:font-size="10pt" officeooo:rsid="000a6ff3" officeooo:paragraph-rsid="002f9d70" style:font-size-asian="10pt" style:font-size-complex="10pt"/>
    </style:style>
    <style:style style:name="P12" style:family="paragraph" style:parent-style-name="Standard">
      <style:text-properties fo:font-size="10pt" officeooo:rsid="000a6ff3" officeooo:paragraph-rsid="0070489e" style:font-size-asian="10pt" style:font-size-complex="10pt"/>
    </style:style>
    <style:style style:name="P13" style:family="paragraph" style:parent-style-name="Standard">
      <style:text-properties fo:font-size="10pt" officeooo:rsid="000a6ff3" officeooo:paragraph-rsid="0072c090" style:font-size-asian="10pt" style:font-size-complex="10pt"/>
    </style:style>
    <style:style style:name="P14" style:family="paragraph" style:parent-style-name="Standard">
      <style:text-properties fo:font-size="10pt" officeooo:rsid="0005a1fd" officeooo:paragraph-rsid="00325190" style:font-size-asian="10pt" style:font-size-complex="10pt"/>
    </style:style>
    <style:style style:name="P15" style:family="paragraph" style:parent-style-name="Standard">
      <style:text-properties fo:font-size="10pt" officeooo:rsid="0005a1fd" officeooo:paragraph-rsid="0005a1fd" style:font-size-asian="10pt" style:font-size-complex="10pt"/>
    </style:style>
    <style:style style:name="P16" style:family="paragraph" style:parent-style-name="Standard">
      <style:text-properties fo:font-size="10pt" officeooo:rsid="0005a1fd" officeooo:paragraph-rsid="0007974a" style:font-size-asian="10pt" style:font-size-complex="10pt"/>
    </style:style>
    <style:style style:name="P17" style:family="paragraph" style:parent-style-name="Standard">
      <style:text-properties fo:font-size="10pt" officeooo:rsid="0005a1fd" officeooo:paragraph-rsid="00097da7" style:font-size-asian="10pt" style:font-size-complex="10pt"/>
    </style:style>
    <style:style style:name="P18" style:family="paragraph" style:parent-style-name="Standard">
      <style:text-properties fo:font-size="10pt" officeooo:rsid="0005a1fd" officeooo:paragraph-rsid="000a6ff3" style:font-size-asian="10pt" style:font-size-complex="10pt"/>
    </style:style>
    <style:style style:name="P19" style:family="paragraph" style:parent-style-name="Standard">
      <style:text-properties fo:font-size="10pt" officeooo:rsid="0005a1fd" officeooo:paragraph-rsid="001b3063" style:font-size-asian="10pt" style:font-size-complex="10pt"/>
    </style:style>
    <style:style style:name="P20" style:family="paragraph" style:parent-style-name="Standard">
      <style:text-properties fo:font-size="10pt" officeooo:rsid="0005a1fd" officeooo:paragraph-rsid="000d8566" style:font-size-asian="10pt" style:font-size-complex="10pt"/>
    </style:style>
    <style:style style:name="P21" style:family="paragraph" style:parent-style-name="Standard">
      <style:text-properties fo:font-size="10pt" officeooo:rsid="0005a1fd" officeooo:paragraph-rsid="004546f3" style:font-size-asian="10pt" style:font-size-complex="10pt"/>
    </style:style>
    <style:style style:name="P22" style:family="paragraph" style:parent-style-name="Standard">
      <style:text-properties fo:font-size="10pt" officeooo:rsid="0005a1fd" officeooo:paragraph-rsid="002bb435" style:font-size-asian="10pt" style:font-size-complex="10pt"/>
    </style:style>
    <style:style style:name="P23" style:family="paragraph" style:parent-style-name="Standard">
      <style:text-properties fo:font-size="10pt" officeooo:rsid="0005a1fd" officeooo:paragraph-rsid="000ef1a6" style:font-size-asian="10pt" style:font-size-complex="10pt"/>
    </style:style>
    <style:style style:name="P24" style:family="paragraph" style:parent-style-name="Standard">
      <style:text-properties fo:font-size="10pt" officeooo:rsid="0005a1fd" officeooo:paragraph-rsid="001484f1" style:font-size-asian="10pt" style:font-size-complex="10pt"/>
    </style:style>
    <style:style style:name="P25" style:family="paragraph" style:parent-style-name="Standard">
      <style:text-properties fo:font-size="10pt" officeooo:rsid="0005a1fd" officeooo:paragraph-rsid="00182b81" style:font-size-asian="10pt" style:font-size-complex="10pt"/>
    </style:style>
    <style:style style:name="P26" style:family="paragraph" style:parent-style-name="Standard">
      <style:text-properties fo:font-size="10pt" officeooo:rsid="0005a1fd" officeooo:paragraph-rsid="001c0623" style:font-size-asian="10pt" style:font-size-complex="10pt"/>
    </style:style>
    <style:style style:name="P27" style:family="paragraph" style:parent-style-name="Standard">
      <style:text-properties fo:font-size="10pt" officeooo:rsid="0005a1fd" officeooo:paragraph-rsid="00153a28" style:font-size-asian="10pt" style:font-size-complex="10pt"/>
    </style:style>
    <style:style style:name="P28" style:family="paragraph" style:parent-style-name="Standard">
      <style:text-properties fo:font-size="10pt" officeooo:rsid="0005a1fd" officeooo:paragraph-rsid="00169fa4" style:font-size-asian="10pt" style:font-size-complex="10pt"/>
    </style:style>
    <style:style style:name="P29" style:family="paragraph" style:parent-style-name="Standard">
      <style:text-properties fo:font-size="10pt" officeooo:rsid="0005a1fd" officeooo:paragraph-rsid="00305b67" style:font-size-asian="10pt" style:font-size-complex="10pt"/>
    </style:style>
    <style:style style:name="P30" style:family="paragraph" style:parent-style-name="Standard">
      <style:text-properties fo:font-size="10pt" officeooo:rsid="0005a1fd" officeooo:paragraph-rsid="002f9d70" style:font-size-asian="10pt" style:font-size-complex="10pt"/>
    </style:style>
    <style:style style:name="P31" style:family="paragraph" style:parent-style-name="Standard">
      <style:text-properties fo:font-size="10pt" officeooo:rsid="0005a1fd" officeooo:paragraph-rsid="0055a657" style:font-size-asian="10pt" style:font-size-complex="10pt"/>
    </style:style>
    <style:style style:name="P32" style:family="paragraph" style:parent-style-name="Standard">
      <style:text-properties fo:font-size="10pt" officeooo:rsid="0005a1fd" officeooo:paragraph-rsid="00572d6b" style:font-size-asian="10pt" style:font-size-complex="10pt"/>
    </style:style>
    <style:style style:name="P33" style:family="paragraph" style:parent-style-name="Standard">
      <style:text-properties fo:font-size="10pt" officeooo:rsid="0005a1fd" officeooo:paragraph-rsid="0073c1fb" style:font-size-asian="10pt" style:font-size-complex="10pt"/>
    </style:style>
    <style:style style:name="P34" style:family="paragraph" style:parent-style-name="Standard">
      <style:text-properties fo:font-size="10pt" officeooo:rsid="0005a1fd" officeooo:paragraph-rsid="007cde3b" style:font-size-asian="10pt" style:font-size-complex="10pt"/>
    </style:style>
    <style:style style:name="P35" style:family="paragraph" style:parent-style-name="Standard">
      <style:text-properties fo:font-size="10pt" officeooo:rsid="0005a1fd" officeooo:paragraph-rsid="007e116f" style:font-size-asian="10pt" style:font-size-complex="10pt"/>
    </style:style>
    <style:style style:name="P36" style:family="paragraph" style:parent-style-name="Standard">
      <style:text-properties fo:font-size="10pt" officeooo:rsid="0005a1fd" officeooo:paragraph-rsid="0083824b" style:font-size-asian="10pt" style:font-size-complex="10pt"/>
    </style:style>
    <style:style style:name="P37" style:family="paragraph" style:parent-style-name="Standard">
      <style:text-properties fo:font-size="10pt" officeooo:rsid="0005a1fd" officeooo:paragraph-rsid="0083941e" style:font-size-asian="10pt" style:font-size-complex="10pt"/>
    </style:style>
    <style:style style:name="P38" style:family="paragraph" style:parent-style-name="Standard">
      <style:text-properties fo:font-size="10pt" officeooo:rsid="0005a1fd" officeooo:paragraph-rsid="00855253" style:font-size-asian="10pt" style:font-size-complex="10pt"/>
    </style:style>
    <style:style style:name="P39" style:family="paragraph" style:parent-style-name="Standard">
      <style:text-properties fo:font-size="10pt" officeooo:rsid="0005a1fd" officeooo:paragraph-rsid="008a88ef" style:font-size-asian="10pt" style:font-size-complex="10pt"/>
    </style:style>
    <style:style style:name="P40" style:family="paragraph" style:parent-style-name="Standard">
      <style:text-properties fo:font-size="10pt" officeooo:rsid="0005a1fd" officeooo:paragraph-rsid="0090af13" style:font-size-asian="10pt" style:font-size-complex="10pt"/>
    </style:style>
    <style:style style:name="P41" style:family="paragraph" style:parent-style-name="Standard">
      <style:text-properties fo:font-size="10pt" officeooo:rsid="0005a1fd" officeooo:paragraph-rsid="0090c9ed" style:font-size-asian="10pt" style:font-size-complex="10pt"/>
    </style:style>
    <style:style style:name="P42" style:family="paragraph" style:parent-style-name="Standard">
      <style:text-properties fo:font-size="10pt" officeooo:rsid="0005a1fd" officeooo:paragraph-rsid="00927e55" style:font-size-asian="10pt" style:font-size-complex="10pt"/>
    </style:style>
    <style:style style:name="P43" style:family="paragraph" style:parent-style-name="Standard">
      <style:text-properties fo:font-size="10pt" officeooo:rsid="0005a1fd" officeooo:paragraph-rsid="009bace9" style:font-size-asian="10pt" style:font-size-complex="10pt"/>
    </style:style>
    <style:style style:name="P44" style:family="paragraph" style:parent-style-name="Standard">
      <style:text-properties fo:font-size="10pt" officeooo:rsid="0005a1fd" officeooo:paragraph-rsid="009c4bb3" style:font-size-asian="10pt" style:font-size-complex="10pt"/>
    </style:style>
    <style:style style:name="P45" style:family="paragraph" style:parent-style-name="Standard">
      <style:text-properties fo:font-size="10pt" officeooo:rsid="0005a1fd" officeooo:paragraph-rsid="009cf846" style:font-size-asian="10pt" style:font-size-complex="10pt"/>
    </style:style>
    <style:style style:name="P46" style:family="paragraph" style:parent-style-name="Standard">
      <style:text-properties fo:font-size="10pt" officeooo:rsid="0005a1fd" officeooo:paragraph-rsid="009ee64d" style:font-size-asian="10pt" style:font-size-complex="10pt"/>
    </style:style>
    <style:style style:name="P47" style:family="paragraph" style:parent-style-name="Standard">
      <style:text-properties fo:font-size="10pt" officeooo:rsid="000bd17e" officeooo:paragraph-rsid="000bd17e" style:font-size-asian="10pt" style:font-size-complex="10pt"/>
    </style:style>
    <style:style style:name="P48" style:family="paragraph" style:parent-style-name="Standard">
      <style:text-properties fo:font-size="10pt" officeooo:rsid="001e8051" officeooo:paragraph-rsid="001e8051" style:font-size-asian="10pt" style:font-size-complex="10pt"/>
    </style:style>
    <style:style style:name="P49" style:family="paragraph" style:parent-style-name="Standard">
      <style:text-properties fo:font-size="10pt" officeooo:rsid="001e8051" officeooo:paragraph-rsid="002bb435" style:font-size-asian="10pt" style:font-size-complex="10pt"/>
    </style:style>
    <style:style style:name="P50" style:family="paragraph" style:parent-style-name="Standard">
      <style:text-properties fo:font-size="10pt" officeooo:rsid="00115b1d" officeooo:paragraph-rsid="001938b1" style:font-size-asian="10pt" style:font-size-complex="10pt"/>
    </style:style>
    <style:style style:name="P51" style:family="paragraph" style:parent-style-name="Standard">
      <style:text-properties fo:font-size="10pt" officeooo:rsid="00115b1d" officeooo:paragraph-rsid="002bb435" style:font-size-asian="10pt" style:font-size-complex="10pt"/>
    </style:style>
    <style:style style:name="P52" style:family="paragraph" style:parent-style-name="Standard">
      <style:text-properties fo:font-size="10pt" officeooo:rsid="00115b1d" officeooo:paragraph-rsid="007cde3b" style:font-size-asian="10pt" style:font-size-complex="10pt"/>
    </style:style>
    <style:style style:name="P53" style:family="paragraph" style:parent-style-name="Standard">
      <style:text-properties fo:font-size="10pt" officeooo:rsid="000d8566" officeooo:paragraph-rsid="000d8566" style:font-size-asian="10pt" style:font-size-complex="10pt"/>
    </style:style>
    <style:style style:name="P54" style:family="paragraph" style:parent-style-name="Standard">
      <style:text-properties fo:font-size="10pt" officeooo:rsid="000d8566" officeooo:paragraph-rsid="004734dd" style:font-size-asian="10pt" style:font-size-complex="10pt"/>
    </style:style>
    <style:style style:name="P55" style:family="paragraph" style:parent-style-name="Standard">
      <style:text-properties fo:font-size="10pt" officeooo:rsid="001fa8bf" officeooo:paragraph-rsid="001fa8bf" style:font-size-asian="10pt" style:font-size-complex="10pt"/>
    </style:style>
    <style:style style:name="P56" style:family="paragraph" style:parent-style-name="Standard">
      <style:text-properties fo:font-size="10pt" officeooo:rsid="001fa8bf" officeooo:paragraph-rsid="002d9ca0" style:font-size-asian="10pt" style:font-size-complex="10pt"/>
    </style:style>
    <style:style style:name="P57" style:family="paragraph" style:parent-style-name="Standard">
      <style:text-properties fo:font-size="10pt" officeooo:rsid="000ef1a6" officeooo:paragraph-rsid="000ef1a6" style:font-size-asian="10pt" style:font-size-complex="10pt"/>
    </style:style>
    <style:style style:name="P58" style:family="paragraph" style:parent-style-name="Standard">
      <style:text-properties fo:font-size="10pt" officeooo:rsid="000ef1a6" officeooo:paragraph-rsid="004ad0fe" style:font-size-asian="10pt" style:font-size-complex="10pt"/>
    </style:style>
    <style:style style:name="P59" style:family="paragraph" style:parent-style-name="Standard">
      <style:text-properties fo:font-size="10pt" officeooo:rsid="000ef1a6" officeooo:paragraph-rsid="0048acfd" style:font-size-asian="10pt" style:font-size-complex="10pt"/>
    </style:style>
    <style:style style:name="P60" style:family="paragraph" style:parent-style-name="Standard">
      <style:text-properties fo:font-size="10pt" officeooo:rsid="00201247" officeooo:paragraph-rsid="00201247" style:font-size-asian="10pt" style:font-size-complex="10pt"/>
    </style:style>
    <style:style style:name="P61" style:family="paragraph" style:parent-style-name="Standard">
      <style:text-properties fo:font-size="10pt" officeooo:rsid="001484f1" officeooo:paragraph-rsid="001484f1" style:font-size-asian="10pt" style:font-size-complex="10pt"/>
    </style:style>
    <style:style style:name="P62" style:family="paragraph" style:parent-style-name="Standard">
      <style:text-properties fo:font-size="10pt" officeooo:rsid="001484f1" officeooo:paragraph-rsid="00182b81" style:font-size-asian="10pt" style:font-size-complex="10pt"/>
    </style:style>
    <style:style style:name="P63" style:family="paragraph" style:parent-style-name="Standard">
      <style:text-properties fo:font-size="10pt" officeooo:rsid="001484f1" officeooo:paragraph-rsid="0063fd2b" style:font-size-asian="10pt" style:font-size-complex="10pt"/>
    </style:style>
    <style:style style:name="P64" style:family="paragraph" style:parent-style-name="Standard">
      <style:text-properties fo:font-size="10pt" officeooo:rsid="001484f1" officeooo:paragraph-rsid="0070489e" style:font-size-asian="10pt" style:font-size-complex="10pt"/>
    </style:style>
    <style:style style:name="P65" style:family="paragraph" style:parent-style-name="Standard">
      <style:text-properties fo:font-size="10pt" officeooo:rsid="001484f1" officeooo:paragraph-rsid="0090af13" style:font-size-asian="10pt" style:font-size-complex="10pt"/>
    </style:style>
    <style:style style:name="P66" style:family="paragraph" style:parent-style-name="Standard">
      <style:text-properties fo:font-size="10pt" officeooo:rsid="0021261f" officeooo:paragraph-rsid="0021261f" style:font-size-asian="10pt" style:font-size-complex="10pt"/>
    </style:style>
    <style:style style:name="P67" style:family="paragraph" style:parent-style-name="Standard">
      <style:text-properties fo:font-size="10pt" officeooo:rsid="0021261f" officeooo:paragraph-rsid="0090af13" style:font-size-asian="10pt" style:font-size-complex="10pt"/>
    </style:style>
    <style:style style:name="P68" style:family="paragraph" style:parent-style-name="Standard">
      <style:text-properties fo:font-size="10pt" officeooo:rsid="0021261f" officeooo:paragraph-rsid="0090c9ed" style:font-size-asian="10pt" style:font-size-complex="10pt"/>
    </style:style>
    <style:style style:name="P69" style:family="paragraph" style:parent-style-name="Standard">
      <style:text-properties fo:font-size="10pt" officeooo:rsid="00153a28" officeooo:paragraph-rsid="00153a28" style:font-size-asian="10pt" style:font-size-complex="10pt"/>
    </style:style>
    <style:style style:name="P70" style:family="paragraph" style:parent-style-name="Standard">
      <style:text-properties fo:font-size="10pt" officeooo:rsid="00153a28" officeooo:paragraph-rsid="0090c9ed" style:font-size-asian="10pt" style:font-size-complex="10pt"/>
    </style:style>
    <style:style style:name="P71" style:family="paragraph" style:parent-style-name="Standard">
      <style:text-properties fo:font-size="10pt" officeooo:rsid="00169fa4" officeooo:paragraph-rsid="00169fa4" style:font-size-asian="10pt" style:font-size-complex="10pt"/>
    </style:style>
    <style:style style:name="P72" style:family="paragraph" style:parent-style-name="Standard">
      <style:text-properties fo:font-size="10pt" officeooo:rsid="00169fa4" officeooo:paragraph-rsid="006832e6" style:font-size-asian="10pt" style:font-size-complex="10pt"/>
    </style:style>
    <style:style style:name="P73" style:family="paragraph" style:parent-style-name="Standard">
      <style:text-properties fo:font-size="10pt" officeooo:rsid="001b6735" officeooo:paragraph-rsid="0055a657" style:font-size-asian="10pt" style:font-size-complex="10pt"/>
    </style:style>
    <style:style style:name="P74" style:family="paragraph" style:parent-style-name="Standard">
      <style:text-properties fo:font-size="10pt" officeooo:rsid="001b6735" officeooo:paragraph-rsid="00572d6b" style:font-size-asian="10pt" style:font-size-complex="10pt"/>
    </style:style>
    <style:style style:name="P75" style:family="paragraph" style:parent-style-name="Standard">
      <style:text-properties fo:font-size="10pt" officeooo:rsid="001b6735" officeooo:paragraph-rsid="00575e07" style:font-size-asian="10pt" style:font-size-complex="10pt"/>
    </style:style>
    <style:style style:name="P76" style:family="paragraph" style:parent-style-name="Standard">
      <style:text-properties fo:font-size="10pt" officeooo:rsid="0022101c" officeooo:paragraph-rsid="00572d6b" style:font-size-asian="10pt" style:font-size-complex="10pt"/>
    </style:style>
    <style:style style:name="P77" style:family="paragraph" style:parent-style-name="Standard">
      <style:text-properties fo:font-size="10pt" officeooo:rsid="005d9eec" officeooo:paragraph-rsid="005d9eec" style:font-size-asian="10pt" style:font-size-complex="10pt"/>
    </style:style>
    <style:style style:name="P78" style:family="paragraph" style:parent-style-name="Standard">
      <style:text-properties fo:font-size="10pt" officeooo:rsid="0069d73f" officeooo:paragraph-rsid="0069d73f" style:font-size-asian="10pt" style:font-size-complex="10pt"/>
    </style:style>
    <style:style style:name="P79" style:family="paragraph" style:parent-style-name="Standard">
      <style:text-properties fo:font-size="10pt" officeooo:rsid="0069d73f" officeooo:paragraph-rsid="007e116f" style:font-size-asian="10pt" style:font-size-complex="10pt"/>
    </style:style>
    <style:style style:name="P80" style:family="paragraph" style:parent-style-name="Standard">
      <style:text-properties fo:font-size="10pt" officeooo:rsid="0073c1fb" officeooo:paragraph-rsid="0073c1fb" style:font-size-asian="10pt" style:font-size-complex="10pt"/>
    </style:style>
    <style:style style:name="P81" style:family="paragraph" style:parent-style-name="Standard">
      <style:text-properties fo:font-size="10pt" officeooo:rsid="0075745b" officeooo:paragraph-rsid="0075745b" style:font-size-asian="10pt" style:font-size-complex="10pt"/>
    </style:style>
    <style:style style:name="P82" style:family="paragraph" style:parent-style-name="Standard">
      <style:text-properties fo:font-size="10pt" officeooo:rsid="00769149" officeooo:paragraph-rsid="00769149" style:font-size-asian="10pt" style:font-size-complex="10pt"/>
    </style:style>
    <style:style style:name="P83" style:family="paragraph" style:parent-style-name="Standard">
      <style:text-properties fo:font-size="10pt" officeooo:rsid="007cde3b" officeooo:paragraph-rsid="007cde3b" style:font-size-asian="10pt" style:font-size-complex="10pt"/>
    </style:style>
    <style:style style:name="P84" style:family="paragraph" style:parent-style-name="Standard">
      <style:text-properties fo:font-size="10pt" officeooo:rsid="007e116f" officeooo:paragraph-rsid="007e116f" style:font-size-asian="10pt" style:font-size-complex="10pt"/>
    </style:style>
    <style:style style:name="P85" style:family="paragraph" style:parent-style-name="Standard">
      <style:text-properties fo:font-size="10pt" officeooo:rsid="0083824b" officeooo:paragraph-rsid="0083824b" style:font-size-asian="10pt" style:font-size-complex="10pt"/>
    </style:style>
    <style:style style:name="P86" style:family="paragraph" style:parent-style-name="Standard">
      <style:text-properties fo:font-size="10pt" officeooo:rsid="0083941e" officeooo:paragraph-rsid="0083941e" style:font-size-asian="10pt" style:font-size-complex="10pt"/>
    </style:style>
    <style:style style:name="P87" style:family="paragraph" style:parent-style-name="Standard">
      <style:text-properties fo:font-size="10pt" officeooo:rsid="00873723" officeooo:paragraph-rsid="00873723" style:font-size-asian="10pt" style:font-size-complex="10pt"/>
    </style:style>
    <style:style style:name="P88" style:family="paragraph" style:parent-style-name="Standard">
      <style:text-properties fo:font-size="10pt" officeooo:rsid="0088f4d8" officeooo:paragraph-rsid="0088f4d8" style:font-size-asian="10pt" style:font-size-complex="10pt"/>
    </style:style>
    <style:style style:name="P89" style:family="paragraph" style:parent-style-name="Standard">
      <style:text-properties fo:font-size="10pt" officeooo:rsid="008c3d8b" officeooo:paragraph-rsid="008c3d8b" style:font-size-asian="10pt" style:font-size-complex="10pt"/>
    </style:style>
    <style:style style:name="P90" style:family="paragraph" style:parent-style-name="Standard">
      <style:text-properties fo:font-size="10pt" officeooo:rsid="0098a333" officeooo:paragraph-rsid="0098a333" style:font-size-asian="10pt" style:font-size-complex="10pt"/>
    </style:style>
    <style:style style:name="P91" style:family="paragraph" style:parent-style-name="Standard">
      <style:text-properties fo:font-size="10pt" officeooo:rsid="009bace9" officeooo:paragraph-rsid="009bace9" style:font-size-asian="10pt" style:font-size-complex="10pt"/>
    </style:style>
    <style:style style:name="P92" style:family="paragraph" style:parent-style-name="Standard">
      <style:text-properties fo:font-size="10pt" officeooo:rsid="009c4bb3" officeooo:paragraph-rsid="009c4bb3" style:font-size-asian="10pt" style:font-size-complex="10pt"/>
    </style:style>
    <style:style style:name="P93" style:family="paragraph" style:parent-style-name="Standard">
      <style:text-properties fo:font-size="10pt" officeooo:rsid="009cf846" officeooo:paragraph-rsid="009cf846" style:font-size-asian="10pt" style:font-size-complex="10pt"/>
    </style:style>
    <style:style style:name="P94" style:family="paragraph" style:parent-style-name="Standard">
      <style:text-properties fo:font-size="10pt" officeooo:rsid="009ee64d" officeooo:paragraph-rsid="009ee64d" style:font-size-asian="10pt" style:font-size-complex="10pt"/>
    </style:style>
    <style:style style:name="P95" style:family="paragraph" style:parent-style-name="Standard">
      <style:text-properties fo:font-size="10pt" officeooo:rsid="00a2fa38" officeooo:paragraph-rsid="00a2fa38" style:font-size-asian="10pt" style:font-size-complex="10pt"/>
    </style:style>
    <style:style style:name="T1" style:family="text">
      <style:text-properties officeooo:rsid="0005a1fd"/>
    </style:style>
    <style:style style:name="T2" style:family="text">
      <style:text-properties officeooo:rsid="0007974a"/>
    </style:style>
    <style:style style:name="T3" style:family="text">
      <style:text-properties officeooo:rsid="000d8566"/>
    </style:style>
    <style:style style:name="T4" style:family="text">
      <style:text-properties officeooo:rsid="000ff4ee"/>
    </style:style>
    <style:style style:name="T5" style:family="text">
      <style:text-properties officeooo:rsid="00153a28"/>
    </style:style>
    <style:style style:name="T6" style:family="text">
      <style:text-properties officeooo:rsid="00182b81"/>
    </style:style>
    <style:style style:name="T7" style:family="text">
      <style:text-properties officeooo:rsid="001938b1"/>
    </style:style>
    <style:style style:name="T8" style:family="text">
      <style:text-properties officeooo:rsid="001de2f4"/>
    </style:style>
    <style:style style:name="T9" style:family="text">
      <style:text-properties officeooo:rsid="001df6bd"/>
    </style:style>
    <style:style style:name="T10" style:family="text">
      <style:text-properties officeooo:rsid="001fa8bf"/>
    </style:style>
    <style:style style:name="T11" style:family="text">
      <style:text-properties officeooo:rsid="002429cc"/>
    </style:style>
    <style:style style:name="T12" style:family="text">
      <style:text-properties officeooo:rsid="0024b012"/>
    </style:style>
    <style:style style:name="T13" style:family="text">
      <style:text-properties officeooo:rsid="002a2417"/>
    </style:style>
    <style:style style:name="T14" style:family="text">
      <style:text-properties officeooo:rsid="002d9ca0"/>
    </style:style>
    <style:style style:name="T15" style:family="text">
      <style:text-properties officeooo:rsid="002f9d70"/>
    </style:style>
    <style:style style:name="T16" style:family="text">
      <style:text-properties officeooo:rsid="003ed02c"/>
    </style:style>
    <style:style style:name="T17" style:family="text">
      <style:text-properties officeooo:rsid="004546f3"/>
    </style:style>
    <style:style style:name="T18" style:family="text">
      <style:text-properties officeooo:rsid="004734dd"/>
    </style:style>
    <style:style style:name="T19" style:family="text">
      <style:text-properties officeooo:rsid="004c2ae2"/>
    </style:style>
    <style:style style:name="T20" style:family="text">
      <style:text-properties officeooo:rsid="004c7638"/>
    </style:style>
    <style:style style:name="T21" style:family="text">
      <style:text-properties officeooo:rsid="004df837"/>
    </style:style>
    <style:style style:name="T22" style:family="text">
      <style:text-properties officeooo:rsid="0050dc94"/>
    </style:style>
    <style:style style:name="T23" style:family="text">
      <style:text-properties officeooo:rsid="0053cc8e"/>
    </style:style>
    <style:style style:name="T24" style:family="text">
      <style:text-properties officeooo:rsid="0053fc68"/>
    </style:style>
    <style:style style:name="T25" style:family="text">
      <style:text-properties officeooo:rsid="005417cd"/>
    </style:style>
    <style:style style:name="T26" style:family="text">
      <style:text-properties officeooo:rsid="0054be3e"/>
    </style:style>
    <style:style style:name="T27" style:family="text">
      <style:text-properties officeooo:rsid="0055034b"/>
    </style:style>
    <style:style style:name="T28" style:family="text">
      <style:text-properties officeooo:rsid="00560812"/>
    </style:style>
    <style:style style:name="T29" style:family="text">
      <style:text-properties officeooo:rsid="00572d6b"/>
    </style:style>
    <style:style style:name="T30" style:family="text">
      <style:text-properties officeooo:rsid="0057357f"/>
    </style:style>
    <style:style style:name="T31" style:family="text">
      <style:text-properties officeooo:rsid="00169fa4"/>
    </style:style>
    <style:style style:name="T32" style:family="text">
      <style:text-properties officeooo:rsid="0059c599"/>
    </style:style>
    <style:style style:name="T33" style:family="text">
      <style:text-properties officeooo:rsid="005af4dd"/>
    </style:style>
    <style:style style:name="T34" style:family="text">
      <style:text-properties officeooo:rsid="005c4c60"/>
    </style:style>
    <style:style style:name="T35" style:family="text">
      <style:text-properties officeooo:rsid="005f424f"/>
    </style:style>
    <style:style style:name="T36" style:family="text">
      <style:text-properties officeooo:rsid="0060973a"/>
    </style:style>
    <style:style style:name="T37" style:family="text">
      <style:text-properties officeooo:rsid="0061a9ea"/>
    </style:style>
    <style:style style:name="T38" style:family="text">
      <style:text-properties officeooo:rsid="0065af2c"/>
    </style:style>
    <style:style style:name="T39" style:family="text">
      <style:text-properties officeooo:rsid="0066f374"/>
    </style:style>
    <style:style style:name="T40" style:family="text">
      <style:text-properties officeooo:rsid="0069fa91"/>
    </style:style>
    <style:style style:name="T41" style:family="text">
      <style:text-properties officeooo:rsid="006a7b14"/>
    </style:style>
    <style:style style:name="T42" style:family="text">
      <style:text-properties officeooo:rsid="006bca23"/>
    </style:style>
    <style:style style:name="T43" style:family="text">
      <style:text-properties officeooo:rsid="0072c090"/>
    </style:style>
    <style:style style:name="T44" style:family="text">
      <style:text-properties officeooo:rsid="00742d68"/>
    </style:style>
    <style:style style:name="T45" style:family="text">
      <style:text-properties officeooo:rsid="0078215c"/>
    </style:style>
    <style:style style:name="T46" style:family="text">
      <style:text-properties officeooo:rsid="007cde3b"/>
    </style:style>
    <style:style style:name="T47" style:family="text">
      <style:text-properties officeooo:rsid="001e8051"/>
    </style:style>
    <style:style style:name="T48" style:family="text">
      <style:text-properties officeooo:rsid="007e116f"/>
    </style:style>
    <style:style style:name="T49" style:family="text">
      <style:text-properties officeooo:rsid="0083941e"/>
    </style:style>
    <style:style style:name="T50" style:family="text">
      <style:text-properties officeooo:rsid="00863727"/>
    </style:style>
    <style:style style:name="T51" style:family="text">
      <style:text-properties officeooo:rsid="008a88ef"/>
    </style:style>
    <style:style style:name="T52" style:family="text">
      <style:text-properties officeooo:rsid="008e362d"/>
    </style:style>
    <style:style style:name="T53" style:family="text">
      <style:text-properties officeooo:rsid="0090c9ed"/>
    </style:style>
    <style:style style:name="T54" style:family="text">
      <style:text-properties officeooo:rsid="00927e55"/>
    </style:style>
    <style:style style:name="T55" style:family="text">
      <style:text-properties officeooo:rsid="0095160c"/>
    </style:style>
    <style:style style:name="T56" style:family="text">
      <style:text-properties officeooo:rsid="009714a9"/>
    </style:style>
    <style:style style:name="T57" style:family="text">
      <style:text-properties officeooo:rsid="009bace9"/>
    </style:style>
    <style:style style:name="T58" style:family="text">
      <style:text-properties officeooo:rsid="009c4bb3"/>
    </style:style>
    <style:style style:name="T59" style:family="text">
      <style:text-properties officeooo:rsid="009cf846"/>
    </style:style>
    <style:style style:name="T60" style:family="text">
      <style:text-properties officeooo:rsid="00a2fa38"/>
    </style:style>
    <style:style style:name="T61" style:family="text">
      <style:text-properties officeooo:rsid="00a88d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Access <text:span text:style-name="T1">Memory Management.</text:span></text:p>
      <text:p text:style-name="P1"/>
      <text:p text:style-name="P3">Algorithms are provided for decision making <text:span text:style-name="T3">purpose </text:span>of which operation are needed in (T)AVL-tree.</text:p>
      <text:p text:style-name="P13"><text:span text:style-name="T43">Ascending or descending address sorting is depend on bottom/top allocation strategy choosen.</text:span></text:p>
      <text:p text:style-name="P1"/>
      <text:p text:style-name="P95">Results:</text:p>
      <text:p text:style-name="P95"/>
      <text:p text:style-name="P9">I. ABL/FBL/UBL.</text:p>
      <text:p text:style-name="P9"><text:tab/><text:span text:style-name="T60">Allocation: [1 find, 3 removes, 3..4 inserts]</text:span></text:p>
      <text:p text:style-name="P9"><text:tab/><text:span text:style-name="T60">Deallocation: [1 find, <text:s/>2..6 removes, <text:s/>2 inserts, 2 next/previous]</text:span></text:p>
      <text:p text:style-name="P9"><text:span text:style-name="T60">I</text:span>I. FBLa/FBLs/UBL.</text:p>
      <text:p text:style-name="P9"><text:span text:style-name="T60"><text:tab/>Allocation: [1 find, 2 removes, 1..3 inserts]</text:span></text:p>
      <text:p text:style-name="P9"><text:tab/><text:span text:style-name="T60">Deallocation: [3 find, <text:s/>1..5 removes, <text:s/>2 inserts, 2 next/previous]</text:span></text:p>
      <text:p text:style-name="P95"/>
      <text:p text:style-name="P95"/>
      <text:p text:style-name="P5">I. ABL/FBL/UBL.</text:p>
      <text:p text:style-name="P1"/>
      <text:p text:style-name="P1"/>
      <text:p text:style-name="P10">1. Start position <text:span text:style-name="T21">(naming: type_address_size):</text:span></text:p>
      <text:p text:style-name="P10"/>
      <text:p text:style-name="P10">[ABL] All block list sorted by address:</text:p>
      <text:p text:style-name="P14">free_<text:span text:style-name="T2">0_100 </text:span>– <text:span text:style-name="T16">used</text:span>_<text:span text:style-name="T2">100_50</text:span> – free_<text:span text:style-name="T2">150_30</text:span> – <text:span text:style-name="T16">used</text:span>_<text:span text:style-name="T2">180_30</text:span> – free_<text:span text:style-name="T2">210_200</text:span></text:p>
      <text:p text:style-name="P15"/>
      <text:p text:style-name="P10">[FBL] Free block list sorted by size:</text:p>
      <text:p text:style-name="P16">free_150_30<text:span text:style-name="T2"> – </text:span>free_0_100<text:span text:style-name="T2"> </text:span>– free_210_200</text:p>
      <text:p text:style-name="P16"/>
      <text:p text:style-name="P10">[UBL] Used block list sorted by address:</text:p>
      <text:p text:style-name="P17">used_100_50<text:span text:style-name="T2"> – </text:span>used_180_30</text:p>
      <text:p text:style-name="P1"/>
      <text:p text:style-name="P47">FBL and UBL are <text:span text:style-name="T11">inter</text:span>connected <text:span text:style-name="T11">with</text:span> ABL, <text:span text:style-name="T12">so we can get AB from corresponding FB or UB, and we can get corresponding FB or UB from AB. ABL is primary, so when we rearrange blocks we insert blocks in ABL as our first step, and in FBL or UBL as our second step. We remove blocks in opposite order.</text:span></text:p>
      <text:p text:style-name="P1"/>
      <text:p text:style-name="P1"/>
      <text:p text:style-name="P10">2. Allocate 50: <text:span text:style-name="T36">[1 find, 3 removes, 3..4 inserts]</text:span></text:p>
      <text:p text:style-name="P10"/>
      <text:p text:style-name="P10"><text:span text:style-name="T13">[FBL] </text:span>Find a place:</text:p>
      <text:p text:style-name="P18">free_150_30<text:span text:style-name="T2"> – {</text:span>free_0_100<text:span text:style-name="T2">} </text:span>– free_210_200</text:p>
      <text:p text:style-name="P48">[1 find]</text:p>
      <text:p text:style-name="P18"/>
      <text:p text:style-name="P50"><text:span text:style-name="T13">[FBL] </text:span>Re<text:span text:style-name="T7">move found block</text:span>:</text:p>
      <text:p text:style-name="P19">free_150_30<text:span text:style-name="T2"> – {</text:span>free_0_100<text:span text:style-name="T2">} </text:span>– free_210_200<text:span text:style-name="T2"> = &gt;</text:span></text:p>
      <text:p text:style-name="P19">free_150_30<text:span text:style-name="T2"> </text:span>– free_210_200</text:p>
      <text:p text:style-name="P48">[1 remove]</text:p>
      <text:p text:style-name="P18"/>
      <text:p text:style-name="P53"><text:span text:style-name="T13">[ABL] </text:span>Get this block, <text:span text:style-name="T10">remove it</text:span> and <text:span text:style-name="T10">insert two (or one) divided</text:span>:</text:p>
      <text:p text:style-name="P20"><text:span text:style-name="T3">{</text:span>free_0_100<text:span text:style-name="T2">} </text:span>– used_100_50 – free_150_30 – used_180_30 – free_210_200<text:span text:style-name="T2"> =&gt;</text:span></text:p>
      <text:p text:style-name="P21">used_100_50 – free_150_30 – used_180_30 – free_210_200 <text:span text:style-name="T17">= &gt;</text:span></text:p>
      <text:p text:style-name="P54">{<text:span text:style-name="T18">used</text:span>_<text:span text:style-name="T18">0</text:span>_50 – free_<text:span text:style-name="T18">50</text:span>_50} <text:span text:style-name="T1">– used_100_50 – free_150_30 – used_180_30 – free_210_200</text:span></text:p>
      <text:p text:style-name="P55">[0 find, 1 remove, 2 inserts] <text:span text:style-name="T14">or</text:span></text:p>
      <text:p text:style-name="P56">[0 find, 1 remove, <text:span text:style-name="T14">1</text:span> inserts], <text:span text:style-name="T14">unlikely, but desired case, 'cause we found the smallest free block</text:span></text:p>
      <text:p text:style-name="P53"/>
      <text:p text:style-name="P57"><text:span text:style-name="T19">[UBL] </text:span>Insert <text:span text:style-name="T19">new block</text:span>:</text:p>
      <text:p text:style-name="P58"><text:span text:style-name="T1">used_100_50 – used_180_30 =&gt;</text:span></text:p>
      <text:p text:style-name="P59"><text:span text:style-name="T4">{used_0_50}</text:span> – <text:span text:style-name="T1">used_100_50 – used_180_30</text:span></text:p>
      <text:p text:style-name="P60">[1 insert]</text:p>
      <text:p text:style-name="P60"/>
      <text:p text:style-name="P51"><text:span text:style-name="T13">[FBL] Insert new block</text:span>:</text:p>
      <text:p text:style-name="P22"><text:soft-page-break/>free_150_30<text:span text:style-name="T2"> </text:span>– free_210_200<text:span text:style-name="T2"> = &gt;</text:span></text:p>
      <text:p text:style-name="P22">free_150_30<text:span text:style-name="T2"> – {</text:span>free_<text:span text:style-name="T20">50_50} </text:span>– free_210_200</text:p>
      <text:p text:style-name="P49">[ 1 insert]</text:p>
      <text:p text:style-name="P22"/>
      <text:p text:style-name="P23"/>
      <text:p text:style-name="P63">3. Deallocate <text:span text:style-name="T35">used_180_</text:span>30: <text:span text:style-name="T37">[1 find, <text:s/>2..6 removes, <text:s/>2 inserts, 2 next/previous]</text:span></text:p>
      <text:p text:style-name="P61"/>
      <text:p text:style-name="P61"><text:span text:style-name="T22">[UBL] </text:span>Find block:</text:p>
      <text:p text:style-name="P24">used_100_50<text:span text:style-name="T2"> – {</text:span>used_180_30<text:span text:style-name="T2">}</text:span></text:p>
      <text:p text:style-name="P66">[1 find]</text:p>
      <text:p text:style-name="P24"/>
      <text:p text:style-name="P62"><text:span text:style-name="T23">[UBL] Remove </text:span>block <text:span text:style-name="T6">from</text:span>:</text:p>
      <text:p text:style-name="P25">used_100_50<text:span text:style-name="T2"> – {</text:span>used_180_30<text:span text:style-name="T2">} =&gt;</text:span></text:p>
      <text:p text:style-name="P26">used_100_50</text:p>
      <text:p text:style-name="P66">[1 remove]</text:p>
      <text:p text:style-name="P66"/>
      <text:p text:style-name="P69"><text:span text:style-name="T24">[ABL] </text:span>Find blocks before and after <text:span text:style-name="T28">removed to merge (if any free present)</text:span>:</text:p>
      <text:p text:style-name="P27">free_0_100<text:span text:style-name="T2"> </text:span>– used_100_50 – <text:span text:style-name="T5">{</text:span>free_150_30<text:span text:style-name="T2">}</text:span> – “used_180_30” – <text:span text:style-name="T5">{</text:span>free_210_200<text:span text:style-name="T2">}</text:span></text:p>
      <text:p text:style-name="P66">[0 find, 2 next/previous]</text:p>
      <text:p text:style-name="P27"/>
      <text:p text:style-name="P75"><text:span text:style-name="T29">[FBL] </text:span>Remove <text:span text:style-name="T31">appropriate (for merging) free blocks (if any of these available)</text:span>:</text:p>
      <text:p text:style-name="P31"><text:span text:style-name="T8">{</text:span>free_150_30<text:span text:style-name="T2">} – </text:span>free_0_100<text:span text:style-name="T2"> </text:span>– <text:span text:style-name="T8">{</text:span>free_210_200<text:span text:style-name="T2">} = &gt;</text:span></text:p>
      <text:p text:style-name="P73">free_0_100</text:p>
      <text:p text:style-name="P77">[<text:span text:style-name="T38">0</text:span>..2 removes]</text:p>
      <text:p text:style-name="P27"/>
      <text:p text:style-name="P72"><text:span text:style-name="T25">[ABL] </text:span>Merge appropriate free blocks (if any of these available) with deallocat<text:span text:style-name="T26">ed</text:span> block into <text:span text:style-name="T26">solid one</text:span>:</text:p>
      <text:p text:style-name="P28">free_0_100<text:span text:style-name="T2"> </text:span>– used_100_50 – <text:span text:style-name="T5">{</text:span>free_150_30<text:span text:style-name="T33">}</text:span> – <text:span text:style-name="T34">{</text:span>used_180_30<text:span text:style-name="T34">}</text:span> – <text:span text:style-name="T33">{</text:span>free_210_200<text:span text:style-name="T2">} =&gt;</text:span></text:p>
      <text:p text:style-name="P25">free_0_100<text:span text:style-name="T2"> </text:span>– used_100_50 – free_<text:span text:style-name="T27">150_260</text:span></text:p>
      <text:p text:style-name="P66">[<text:span text:style-name="T39">1</text:span>..3 removes, 1 insert]</text:p>
      <text:p text:style-name="P78">(<text:span text:style-name="T41">*Opt.: </text:span>in case when <text:span text:style-name="T40">there is </text:span>no adjacent free block found we can just change used_180_30 to free_180_3, and insert it into FBL <text:span text:style-name="T61">as the next step</text:span>)</text:p>
      <text:p text:style-name="P66"/>
      <text:p text:style-name="P74"><text:span text:style-name="T29">[FBL] I</text:span>nsert new block:</text:p>
      <text:p text:style-name="P74">free_0_100 =&gt;</text:p>
      <text:p text:style-name="P32">free_0_100<text:span text:style-name="T2"> </text:span>– <text:span text:style-name="T9">{</text:span>free_<text:span text:style-name="T30">150_260}</text:span></text:p>
      <text:p text:style-name="P76">[<text:span text:style-name="T32">1 insert]</text:span></text:p>
      <text:p text:style-name="P25"/>
      <text:p text:style-name="P28"/>
      <text:p text:style-name="P4"><text:span text:style-name="T60">I</text:span>I. FBLa/FBLs/UBL.</text:p>
      <text:p text:style-name="P71"/>
      <text:p text:style-name="P71"/>
      <text:p text:style-name="P11">1. Start position.</text:p>
      <text:p text:style-name="P11"/>
      <text:p text:style-name="P29"><text:span text:style-name="T42">(</text:span>free_0_100<text:span text:style-name="T2"> </text:span>– used_100_50 – free_150_30 – used_180_30 – free_210_200<text:span text:style-name="T42">)</text:span></text:p>
      <text:p text:style-name="P11">[<text:span text:style-name="T15">F</text:span>BL<text:span text:style-name="T15">a</text:span>] <text:span text:style-name="T15">Free block</text:span> list sorted by address:</text:p>
      <text:p text:style-name="P30">free_0_100<text:span text:style-name="T2"> </text:span>– free_150_30 – free_210_200</text:p>
      <text:p text:style-name="P30"/>
      <text:p text:style-name="P11">[FBL<text:span text:style-name="T15">s</text:span>] Free block list sorted by size:</text:p>
      <text:p text:style-name="P30">free_150_30<text:span text:style-name="T2"> – </text:span>free_0_100<text:span text:style-name="T2"> </text:span>– free_210_200</text:p>
      <text:p text:style-name="P30"/>
      <text:p text:style-name="P11">[UBL] Used block list sorted by address:</text:p>
      <text:p text:style-name="P30">used_100_50<text:span text:style-name="T2"> – </text:span>used_180_30</text:p>
      <text:p text:style-name="P2"/>
      <text:p text:style-name="P82">FBLa is interconnected with FBLs, so we can get FBa from correcsponding FBs and back. FBa is primary, so when we rearrange blocks we insert block in FBa <text:span text:style-name="T45">as our first step, and in FBs as our second step. We remove blocks in opposite order.</text:span></text:p>
      <text:p text:style-name="P71"/>
      <text:p text:style-name="P71"/>
      <text:p text:style-name="P12">2. Allocate 50: <text:span text:style-name="T36">[1 find, 2 removes, 1..3 inserts]</text:span></text:p>
      <text:p text:style-name="P12"><text:soft-page-break/></text:p>
      <text:p text:style-name="P80">[FBLs] Find a place:</text:p>
      <text:p text:style-name="P33">free_150_30<text:span text:style-name="T2"> – {</text:span>free_0_100<text:span text:style-name="T44">} </text:span>– free_210_200</text:p>
      <text:p text:style-name="P81">[1 find]</text:p>
      <text:p text:style-name="P81"/>
      <text:p text:style-name="P52"><text:span text:style-name="T13">[FBLs] </text:span>Re<text:span text:style-name="T7">move found block</text:span>:</text:p>
      <text:p text:style-name="P34">free_150_30<text:span text:style-name="T2"> – {</text:span>free_0_100<text:span text:style-name="T2">} </text:span>– free_210_200<text:span text:style-name="T2"> = &gt;</text:span></text:p>
      <text:p text:style-name="P34">free_150_30<text:span text:style-name="T2"> </text:span>– free_210_200</text:p>
      <text:p text:style-name="P34"><text:span text:style-name="T47">[1 remove]</text:span></text:p>
      <text:p text:style-name="P34"/>
      <text:p text:style-name="P83">[FBLa] Get the block and remove it:</text:p>
      <text:p text:style-name="P34"><text:span text:style-name="T46">{</text:span>free_0_100<text:span text:style-name="T46">} </text:span>– free_150_30 – free_210_200 <text:span text:style-name="T48">=&gt;</text:span></text:p>
      <text:p text:style-name="P35">free_150_30 – free_210_200</text:p>
      <text:p text:style-name="P84">[1 remove]</text:p>
      <text:p text:style-name="P79">(<text:span text:style-name="T41">*Opt.: <text:s/>we can effectively change its data if we don't allocate all memory of this block)</text:span></text:p>
      <text:p text:style-name="P79"/>
      <text:p text:style-name="P86">[FBLa] Insert new block (if we didn't used all its memory):</text:p>
      <text:p text:style-name="P37">free_150_30 – free_210_200 <text:span text:style-name="T49">=&gt;</text:span></text:p>
      <text:p text:style-name="P38"><text:span text:style-name="T50">{free_50_50} </text:span>– free_150_30 – free_210_200</text:p>
      <text:p text:style-name="P87">[<text:span text:style-name="T52">0..</text:span>1 insert]</text:p>
      <text:p text:style-name="P87"/>
      <text:p text:style-name="P88">[FBLs] Insert new block (if we didn't used all its memory):</text:p>
      <text:p text:style-name="P39">free_150_30<text:span text:style-name="T2"> </text:span>– free_210_200 <text:span text:style-name="T51">=&gt;</text:span></text:p>
      <text:p text:style-name="P39">free_150_30<text:span text:style-name="T2"> </text:span>– <text:span text:style-name="T50">{free_50_50} </text:span>– free_210_200</text:p>
      <text:p text:style-name="P89">[<text:span text:style-name="T52">0..</text:span>1 insert]</text:p>
      <text:p text:style-name="P39"/>
      <text:p text:style-name="P85">[UBL] Insert new block:</text:p>
      <text:p text:style-name="P36"><text:span text:style-name="T49">{used_0_50} – </text:span>used_100_50<text:span text:style-name="T2"> – </text:span>used_180_30</text:p>
      <text:p text:style-name="P85">[1 insert]</text:p>
      <text:p text:style-name="P12"/>
      <text:p text:style-name="P12"/>
      <text:p text:style-name="P64">3. Deallocate <text:span text:style-name="T35">used_180_</text:span>30: <text:span text:style-name="T37">[3 find, <text:s/>1..5 removes, <text:s/>2 inserts, 2 next/previous]</text:span></text:p>
      <text:p text:style-name="P64"/>
      <text:p text:style-name="P65"><text:span text:style-name="T22">[UBL] </text:span>Find block:</text:p>
      <text:p text:style-name="P40">used_100_50<text:span text:style-name="T2"> – {</text:span>used_180_30<text:span text:style-name="T2">}</text:span></text:p>
      <text:p text:style-name="P67">[1 find]</text:p>
      <text:p text:style-name="P40"/>
      <text:p text:style-name="P65"><text:span text:style-name="T23">[UBL] Remove </text:span>block <text:span text:style-name="T6">from</text:span>:</text:p>
      <text:p text:style-name="P40">used_100_50<text:span text:style-name="T2"> – {</text:span>used_180_30<text:span text:style-name="T2">} =&gt;</text:span></text:p>
      <text:p text:style-name="P40">used_100_50</text:p>
      <text:p text:style-name="P67">[1 remove]</text:p>
      <text:p text:style-name="P67"/>
      <text:p text:style-name="P70"><text:span text:style-name="T24">[FBLa] </text:span>Find blocks before and after <text:span text:style-name="T28">removed to merge (if any free present)</text:span>:</text:p>
      <text:p text:style-name="P41">free_0_100<text:span text:style-name="T2"> </text:span>– <text:span text:style-name="T54">{</text:span>free_150_30<text:span text:style-name="T54">}</text:span> – <text:span text:style-name="T53">&lt;virtual removed block position&gt;</text:span> – free_210_200,</text:p>
      <text:p text:style-name="P42">free_0_100<text:span text:style-name="T2"> </text:span>– free_150_30 – <text:span text:style-name="T53">&lt;virtual removed block position&gt;</text:span> – <text:span text:style-name="T55">{</text:span>free_210_200<text:span text:style-name="T55">}</text:span></text:p>
      <text:p text:style-name="P68">[<text:span text:style-name="T56">2</text:span> find<text:span text:style-name="T56">s</text:span>, 2 next/previous]</text:p>
      <text:p text:style-name="P90">(*Find closest lesser and find closest larger operations: find closest down, calculate address + size, compare to removed block address; and find closest up, compare address to calculated removed block address + size)</text:p>
      <text:p text:style-name="P90"/>
      <text:p text:style-name="P91">[FBLs] Remove adjacent free blocks (if any <text:span text:style-name="T58">present</text:span>):</text:p>
      <text:p text:style-name="P43"><text:span text:style-name="T57">{</text:span>free_150_30<text:span text:style-name="T57">} – </text:span>free_0_100<text:span text:style-name="T2"> </text:span>– <text:span text:style-name="T57">{</text:span>free_210_200<text:span text:style-name="T57">} =&gt;</text:span></text:p>
      <text:p text:style-name="P43">free_0_100</text:p>
      <text:p text:style-name="P91">[0..2 removes]</text:p>
      <text:p text:style-name="P91"/>
      <text:p text:style-name="P92">[FBLa] Remove adjacent free block (if any present):</text:p>
      <text:p text:style-name="P44">free_0_100<text:span text:style-name="T2"> </text:span>– <text:span text:style-name="T58">{</text:span>free_150_30<text:span text:style-name="T58">}</text:span> – <text:span text:style-name="T58">{</text:span>free_210_200<text:span text:style-name="T58">} =&gt;</text:span></text:p>
      <text:p text:style-name="P44">free_0_100</text:p>
      <text:p text:style-name="P92">[0..2 removes]</text:p>
      <text:p text:style-name="P92"><text:soft-page-break/></text:p>
      <text:p text:style-name="P93">[FBLa] Insert new block:</text:p>
      <text:p text:style-name="P45">free_0_100 <text:span text:style-name="T59">=&gt;</text:span></text:p>
      <text:p text:style-name="P45">free_0_100 – <text:span text:style-name="T59">{f</text:span>ree_<text:span text:style-name="T30">150_260}</text:span></text:p>
      <text:p text:style-name="P94">[1 insert]</text:p>
      <text:p text:style-name="P45"/>
      <text:p text:style-name="P94">[FBLs] Insert new block:</text:p>
      <text:p text:style-name="P46">free_0_100 <text:span text:style-name="T59">=&gt;</text:span></text:p>
      <text:p text:style-name="P46">free_0_100 – <text:span text:style-name="T59">{f</text:span>ree_<text:span text:style-name="T30">150_260}</text:span></text:p>
      <text:p text:style-name="P94">[1 insert]</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ha </meta:initial-creator>
    <meta:creation-date>2016-11-23T13:15:38.086201472</meta:creation-date>
    <dc:date>2016-11-23T17:21:50.206635911</dc:date>
    <dc:creator>eisha </dc:creator>
    <meta:editing-duration>PT2H36M47S</meta:editing-duration>
    <meta:editing-cycles>160</meta:editing-cycles>
    <meta:generator>LibreOffice/5.1.4.2$Linux_X86_64 LibreOffice_project/10m0$Build-2</meta:generator>
    <meta:document-statistic meta:table-count="0" meta:image-count="0" meta:object-count="0" meta:page-count="4" meta:paragraph-count="128" meta:word-count="746" meta:character-count="5329" meta:non-whitespace-character-count="4614"/>
  </office:meta>
</office:document-meta>
</file>